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dobe Caslon Pro" svg:font-family="'Adobe Caslon Pro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Caslon Pro1" svg:font-family="'Adobe Caslon Pro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language="en" fo:country="US" style:font-size-asian="16pt" style:font-name-complex="Calibri1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6pt" fo:language="en" fo:country="US" style:font-size-asian="16pt" style:font-name-complex="Calibri1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6pt" fo:language="en" fo:country="US" style:font-name-asian="SimSun" style:font-size-asian="16pt" style:font-name-complex="Calibri1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6pt" style:font-name-asian="SimSun" style:font-size-asian="16pt" style:font-name-complex="Calibri1" style:font-size-complex="16pt"/>
    </style:style>
    <style:style style:name="P5" style:family="paragraph" style:parent-style-name="Standard" style:master-page-name="Standard">
      <style:paragraph-properties style:page-number="auto"/>
      <style:text-properties style:font-name="Calibri" fo:font-size="16pt" style:font-size-asian="16pt" style:font-name-complex="Calibri1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6pt" fo:language="en" fo:country="US" style:font-size-asian="16pt" style:font-name-complex="Calibri1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6pt" fo:language="en" fo:country="US" style:font-size-asian="16pt" style:font-name-complex="Calibri1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6pt" fo:language="en" fo:country="US" style:font-name-asian="SimSun" style:font-size-asian="16pt" style:font-name-complex="Calibri1" style:font-size-complex="16pt"/>
    </style:style>
    <style:style style:name="P9" style:family="paragraph" style:parent-style-name="Standard" style:list-style-name="WWNum1">
      <style:paragraph-properties fo:margin-left="0.75cm" fo:margin-right="0cm" fo:text-align="start" style:justify-single-word="false" fo:text-indent="-0.75cm" style:auto-text-indent="false"/>
      <style:text-properties style:font-name="Calibri" fo:font-size="16pt" fo:language="en" fo:country="US" style:font-name-asian="SimSun" style:font-size-asian="16pt" style:font-name-complex="Calibri1" style:font-size-complex="16pt"/>
    </style:style>
    <style:style style:name="T1" style:family="text">
      <style:text-properties style:font-name="Adobe Caslon Pro" style:font-name-complex="Adobe Caslon Pro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Tutorial - 1</text:p>
      <text:p text:style-name="P1"/>
      <text:p text:style-name="P2"/>
      <text:p text:style-name="P2">Code Repository made on GitHub on the following link : </text:p>
      <text:p text:style-name="P2"/>
      <text:p text:style-name="P4"><text:a xlink:type="simple" xlink:href="https://github.com/Ajay7545/AllDataStructure" text:style-name="Internet_20_link" text:visited-style-name="Visited_20_Internet_20_Link"><text:span text:style-name="T1">https://github.com/Ajay7545/AllDataStructure</text:span></text:a><text:span text:style-name="T1"> </text:span></text:p>
      <text:p text:style-name="P4"><text:a xlink:type="simple" xlink:href="https://github.com/Ajay7545/CPractice" text:style-name="Internet_20_link" text:visited-style-name="Visited_20_Internet_20_Link"><text:span text:style-name="T1">https://github.com/Ajay7545/CPractice</text:span></text:a><text:span text:style-name="T1"> </text:span></text:p>
      <text:p text:style-name="P4"><text:a xlink:type="simple" xlink:href="https://github.com/Ajay7545/CppPractice" text:style-name="Internet_20_link" text:visited-style-name="Visited_20_Internet_20_Link"><text:span text:style-name="T1">https://github.com/Ajay7545/CppPractice</text:span></text:a><text:span text:style-name="T1"> </text:span></text:p>
      <text:p text:style-name="P4"/>
      <text:p text:style-name="P3">Provided Directory:</text:p>
      <text:p text:style-name="P3"/>
      <text:list xml:id="list2419322117040443258" text:style-name="WWNum1">
        <text:list-item>
          <text:p text:style-name="P9">Algorithms</text:p>
        </text:list-item>
        <text:list-item>
          <text:p text:style-name="P9">All Codes</text:p>
        </text:list-item>
        <text:list-item>
          <text:p text:style-name="P9">Artificial Intelligence</text:p>
        </text:list-item>
        <text:list-item>
          <text:p text:style-name="P9">COA<text:bookmark text:name="_GoBack"/></text:p>
        </text:list-item>
        <text:list-item>
          <text:p text:style-name="P9">Data Structures</text:p>
        </text:list-item>
        <text:list-item>
          <text:p text:style-name="P9">M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dobe Caslon Pro" svg:font-family="'Adobe Caslon Pro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Caslon Pro1" svg:font-family="'Adobe Caslon Pro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IN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pt" fo:language="en" fo:country="IN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language-asian="zh" style:country-asian="CN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9T19:12:00</meta:creation-date>
    <meta:initial-creator>imSky</meta:initial-creator>
    <dc:date>2019-09-30T14:30:06.94</dc:date>
    <meta:editing-cycles>2</meta:editing-cycles>
    <meta:editing-duration>PT25S</meta:editing-duration>
    <meta:generator>OpenOffice/4.1.1$Win32 OpenOffice.org_project/411m6$Build-9775</meta:generator>
    <meta:document-statistic meta:table-count="0" meta:image-count="0" meta:object-count="0" meta:page-count="1" meta:paragraph-count="12" meta:word-count="33" meta:character-count="284"/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